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8d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M</text:span>ejorar la interacción persona-computadora implica diseñar interfaces amigables, ofrecer retroalimentación eficiente, desarrollar sistemas de diálogo natural, asegurar la interacción en tiempo real, garantizar la accesibilidad, proteger la privacidad y promover la educación digital. Estas medidas hacen que la interacción con las computadoras sea más efectiva y accesible para tod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5T10:51:20.977000000</dc:date>
    <meta:editing-duration>PT3M8S</meta:editing-duration>
    <meta:editing-cycles>1</meta:editing-cycles>
    <meta:document-statistic meta:table-count="0" meta:image-count="0" meta:object-count="0" meta:page-count="1" meta:paragraph-count="1" meta:word-count="49" meta:character-count="384" meta:non-whitespace-character-count="336"/>
    <meta:generator>LibreOffice/7.3.4.2$Windows_X86_64 LibreOffice_project/728fec16bd5f605073805c3c9e7c4212a0120dc5</meta:generator>
  </office:meta>
</office:document-meta>
</file>